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d80" officeooo:paragraph-rsid="00095d80"/>
    </style:style>
    <style:style style:name="P2" style:family="paragraph" style:parent-style-name="Standard">
      <style:text-properties officeooo:rsid="000a69f2" officeooo:paragraph-rsid="000a69f2"/>
    </style:style>
    <style:style style:name="T1" style:family="text">
      <style:text-properties officeooo:rsid="000a6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ot API</text:p>
      <text:p text:style-name="P1"/>
      <text:p text:style-name="P1"/>
      <text:h text:style-name="Heading_20_1" text:outline-level="1">Gobals</text:h>
      <text:p text:style-name="P1"/>
      <text:p text:style-name="P2">Globals.SLOW</text:p>
      <text:p text:style-name="P2">Globals.MEDIUM</text:p>
      <text:p text:style-name="P2">Globals.FAST</text:p>
      <text:p text:style-name="P2"/>
      <text:p text:style-name="P2">Globals.RIGHT</text:p>
      <text:p text:style-name="P2">Globals.LEFT</text:p>
      <text:p text:style-name="P1"/>
      <text:h text:style-name="Heading_20_1" text:outline-level="1">Turning</text:h>
      <text:p text:style-name="P1"/>
      <text:p text:style-name="P1"/>
      <text:p text:style-name="P1">self.turn_left(speed=Globals.SLOW)</text:p>
      <text:p text:style-name="P1"/>
      <text:p text:style-name="P1">self.turn_right(speed=Globals.SLOW)</text:p>
      <text:p text:style-name="P1"/>
      <text:p text:style-name="P1">self.turn_towards(x, y, speed, direction=Globals.RIGHT)</text:p>
      <text:p text:style-name="P1"/>
      <text:p text:style-name="P1">self.turn_away(x, y, speed, direction=Globals.LEFT)</text:p>
      <text:p text:style-name="P1"/>
      <text:p text:style-name="P1"/>
      <text:h text:style-name="Heading_20_1" text:outline-level="1">Driving</text:h>
      <text:p text:style-name="P1"/>
      <text:p text:style-name="P1"/>
      <text:p text:style-name="P1">self.drive_forward(speed)</text:p>
      <text:p text:style-name="P1"/>
      <text:p text:style-name="P1">self.drive_backward()</text:p>
      <text:p text:style-name="P1"/>
      <text:p text:style-name="P1"/>
      <text:h text:style-name="Heading_20_1" text:outline-level="1">Other object<text:span text:style-name="T1">s</text:span> in the room</text:h>
      <text:p text:style-name="P1"/>
      <text:p text:style-name="P1">self.red_flag</text:p>
      <text:p text:style-name="P1"/>
      <text:p text:style-name="P1">self.blue_flag</text:p>
      <text:p text:style-name="P1"/>
      <text:p text:style-name="P1">self.red_bots[]</text:p>
      <text:p text:style-name="P1"/>
      <text:p text:style-name="P1">self.blue_bots[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6:02:53.469453741</meta:creation-date>
    <dc:date>2018-09-06T16:33:46.107401031</dc:date>
    <meta:editing-duration>PT20M4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0" meta:word-count="31" meta:character-count="394" meta:non-whitespace-character-count="383"/>
  </office:meta>
</office:document-meta>
</file>